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166c02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166c02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166c02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166c0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166c02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166c0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166c02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166c0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66c02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166c02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166c0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166c0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166c02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166c02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166c02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166c0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166c02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166c02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166c02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166c02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166c02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166c02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166c02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166c02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166c02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166c02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166c02"/>
    </style:style>
    <style:style style:name="P28" style:family="paragraph" style:parent-style-name="Standard">
      <style:text-properties style:font-name="Times New Roman" officeooo:paragraph-rsid="00166c02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138a81"/>
    </style:style>
    <style:style style:name="T5" style:family="text">
      <style:text-properties officeooo:rsid="00072218"/>
    </style:style>
    <style:style style:name="T6" style:family="text">
      <style:text-properties officeooo:rsid="000ecfee"/>
    </style:style>
    <style:style style:name="T7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cfe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66c02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138a81" style:font-weight-asian="normal" style:font-weight-complex="normal"/>
    </style:style>
    <style:style style:name="T22" style:family="text">
      <style:text-properties fo:font-weight="normal" officeooo:rsid="00162300" style:font-weight-asian="normal" style:font-weight-complex="normal"/>
    </style:style>
    <style:style style:name="T23" style:family="text">
      <style:text-properties fo:font-weight="normal" officeooo:rsid="000562b8" style:font-weight-asian="normal" style:font-weight-complex="normal"/>
    </style:style>
    <style:style style:name="T24" style:family="text">
      <style:text-properties fo:font-weight="normal" officeooo:rsid="0017b1d4" style:font-weight-asian="normal" style:font-weight-complex="normal"/>
    </style:style>
    <style:style style:name="T25" style:family="text">
      <style:text-properties fo:font-weight="normal" officeooo:rsid="001955bf" style:font-weight-asian="normal" style:font-weight-complex="normal"/>
    </style:style>
    <style:style style:name="T26" style:family="text">
      <style:text-properties fo:font-weight="normal" officeooo:rsid="0008608a" style:font-weight-asian="normal" style:font-weight-complex="normal"/>
    </style:style>
    <style:style style:name="T27" style:family="text">
      <style:text-properties fo:font-weight="normal" officeooo:rsid="001fe433" style:font-weight-asian="normal" style:font-weight-complex="normal"/>
    </style:style>
    <style:style style:name="T28" style:family="text">
      <style:text-properties fo:font-weight="normal" officeooo:rsid="002202a7" style:font-weight-asian="normal" style:font-weight-complex="normal"/>
    </style:style>
    <style:style style:name="T29" style:family="text">
      <style:text-properties fo:font-weight="normal" officeooo:rsid="00089482" style:font-weight-asian="normal" style:font-weight-complex="normal"/>
    </style:style>
    <style:style style:name="T30" style:family="text">
      <style:text-properties fo:font-weight="normal" officeooo:rsid="000ecfee" style:font-weight-asian="normal" style:font-weight-complex="normal"/>
    </style:style>
    <style:style style:name="T31" style:family="text">
      <style:text-properties fo:font-weight="normal" officeooo:rsid="00166c02" style:font-weight-asian="normal" style:font-weight-complex="normal"/>
    </style:style>
    <style:style style:name="T32" style:family="text">
      <style:text-properties officeooo:rsid="0008608a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officeooo:rsid="001fe433"/>
    </style:style>
    <style:style style:name="T35" style:family="text">
      <style:text-properties style:text-underline-style="solid" style:text-underline-width="auto" style:text-underline-color="font-color" officeooo:rsid="0017b1d4"/>
    </style:style>
    <style:style style:name="T36" style:family="text">
      <style:text-properties officeooo:rsid="0022499a"/>
    </style:style>
    <style:style style:name="T37" style:family="text">
      <style:text-properties officeooo:rsid="00166c0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 </text:span><text:span text:style-name="T37">Definisci pesi ai criteri di ingresso</text:span><text:span text:style-name="T5"> 0</text:span><text:span text:style-name="T37">1</text:span></text:p>
      <text:p text:style-name="P22"/>
      <text:list xml:id="list37385244" text:style-name="L1">
        <text:list-item>
          <text:p text:style-name="P23">Nome del Test Case</text:p>
        </text:list-item>
      </text:list>
      <text:list xml:id="list37366993" text:style-name="L3">
        <text:list-header>
          <text:p text:style-name="P27"><text:span text:style-name="T7">Test Case TC_</text:span><text:span text:style-name="T10">DefinisciPesiCriteriIngresso</text:span><text:span text:style-name="T8">_0</text:span><text:span text:style-name="T10">1</text:span></text:p>
        </text:list-header>
      </text:list>
      <text:p text:style-name="P13"/>
      <text:list xml:id="list37466338" text:continue-list="list37385244" text:style-name="L1">
        <text:list-item>
          <text:p text:style-name="P24">Test Case <text:span text:style-name="T11">Specification Identifier</text:span></text:p>
        </text:list-item>
      </text:list>
      <text:p text:style-name="P17"><text:span text:style-name="T11"><text:tab/></text:span><text:span text:style-name="T12">Caso d'uso da testare</text:span></text:p>
      <text:p text:style-name="P17"><text:span text:style-name="T14"><text:tab/></text:span><text:span text:style-name="T19">UC_</text:span><text:span text:style-name="T20">ACC_3.</text:span><text:span text:style-name="T31">8</text:span><text:span text:style-name="T19"> –</text:span><text:span text:style-name="T22"> </text:span><text:span text:style-name="T23">Modifica</text:span><text:span text:style-name="T20"> Graduatoria </text:span><text:span text:style-name="T21">Provvisoria</text:span></text:p>
      <text:list xml:id="list37451190" text:continue-numbering="true" text:style-name="L1">
        <text:list-header>
          <text:p text:style-name="P20">Version date</text:p>
          <text:p text:style-name="P4">1<text:span text:style-name="T5">3</text:span>/12/12 </text:p>
          <text:p text:style-name="P20">Version number</text:p>
        </text:list-header>
      </text:list>
      <text:p text:style-name="P28"><text:span text:style-name="T11"><text:tab/></text:span>v. 1.0 </text:p>
      <text:p text:style-name="P21"><text:tab/>Version author</text:p>
      <text:p text:style-name="P5"><text:span text:style-name="T15"><text:tab/></text:span><text:span text:style-name="T16">Ferdinando Di Palma</text:span></text:p>
      <text:list xml:id="list37460969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32">Gestione Graduatorie</text:span>, in particolare la funzionalità <text:span text:style-name="T3">di </text:span><text:span text:style-name="T37">definizione dei pesi relativi ai criteri di ingresso alla Graduatoria</text:span></text:p>
          <text:p text:style-name="P20">Riferimenti</text:p>
        </text:list-item>
      </text:list>
      <text:p text:style-name="P5"><text:tab/><text:span text:style-name="T11">Specifica dei requisiti</text:span></text:p>
      <text:p text:style-name="P5"/>
      <text:list xml:id="list37445303" text:continue-numbering="true" text:style-name="L1">
        <text:list-item>
          <text:p text:style-name="P14"><text:span text:style-name="T33">Input</text:span> </text:p>
          <text:p text:style-name="P15"><text:span text:style-name="T12">Data </text:span><text:span text:style-name="T13">-</text:span></text:p>
          <text:p text:style-name="P15"><text:span text:style-name="T12">Tables</text:span><text:span text:style-name="T11"> </text:span><text:span text:style-name="T34">-</text:span></text:p>
          <text:p text:style-name="P15"><text:span text:style-name="T12">Human</text:span><text:span text:style-name="T11"> </text:span><text:span text:style-name="T12">Action</text:span></text:p>
          <text:p text:style-name="P10"><text:span text:style-name="T24">L'utente visita l</text:span><text:span text:style-name="T25">a pagina</text:span><text:span text:style-name="T24"> di </text:span><text:span text:style-name="T26">Gestione </text:span><text:span text:style-name="T21">Graduatoria </text:span><text:span text:style-name="T31">selezionando i pesi ai criteri di accesso salvandoli nel sistema</text:span></text:p>
          <text:p text:style-name="P15"><text:span text:style-name="T12">Condition</text:span><text:span text:style-name="T11"> </text:span></text:p>
          <text:list>
            <text:list-header>
              <text:p text:style-name="P11">States</text:p>
              <text:list>
                <text:list-header>
                  <text:p text:style-name="P10"><text:span text:style-name="T35">Initial</text:span><text:span text:style-name="T11">: </text:span><text:span text:style-name="T24">Connessione dati attiva</text:span></text:p>
                  <text:p text:style-name="P10"><text:span text:style-name="T35">Intermediate</text:span><text:span text:style-name="T11">: </text:span><text:span text:style-name="T24">Connessione dati attiva</text:span></text:p>
                  <text:p text:style-name="P15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5">Database</text:span><text:span text:style-name="T11">: </text:span></text:p>
                  <text:p text:style-name="P10"><text:span text:style-name="T35">Control files</text:span><text:span text:style-name="T11">: </text:span><text:span text:style-name="T24"><text:s/></text:span></text:p>
                  <text:p text:style-name="P10"><text:span text:style-name="T35">Transaction files</text:span><text:span text:style-name="T11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2">Tables</text:span><text:span text:style-name="T11"> -</text:span></text:p>
          <text:p text:style-name="P7">Il sistema visualizza <text:span text:style-name="T37">tutte le domande di iscrizione effettuate, memorizzando i criteri di accesso selezionati dall'utente</text:span></text:p>
          <text:p text:style-name="P16"><text:span text:style-name="T12">Human</text:span><text:span text:style-name="T11"> </text:span><text:span text:style-name="T12">Action</text:span></text:p>
          <text:p text:style-name="P15"><text:span text:style-name="T12">Condition</text:span><text:span text:style-name="T11"> </text:span></text:p>
          <text:list>
            <text:list-header>
              <text:p text:style-name="P11">States</text:p>
              <text:list>
                <text:list-header>
                  <text:p text:style-name="P10"><text:span text:style-name="T35">Initial</text:span><text:span text:style-name="T11">: </text:span></text:p>
                  <text:p text:style-name="P10"><text:span text:style-name="T35">Intermediate</text:span><text:span text:style-name="T11">: </text:span></text:p>
                  <text:p text:style-name="P15"><text:span text:style-name="T18">Final</text:span><text:span text:style-name="T17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5">Database</text:span><text:span text:style-name="T11">: </text:span></text:p>
                  <text:p text:style-name="P10"><text:span text:style-name="T35">Control files</text:span><text:span text:style-name="T11">: </text:span><text:span text:style-name="T24"><text:s/></text:span></text:p>
                  <text:p text:style-name="P10"><text:soft-page-break/><text:span text:style-name="T35">Transaction files</text:span><text:span text:style-name="T11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3">Test frame</text:span> </text:p>
        </text:list-item>
      </text:list>
      <text:p text:style-name="P19"><text:tab/><text:span text:style-name="T27">Tabella: dati </text:span><text:span text:style-name="T28">esatti</text:span></text:p>
      <text:p text:style-name="P19"><text:span text:style-name="T28"><text:tab/></text:span><text:span text:style-name="T29">Messaggio:</text:span><text:span text:style-name="T31">selezione effettuata</text:span><text:span text:style-name="T30"> correttamente</text:span></text:p>
      <text:p text:style-name="P2"/>
      <text:list xml:id="list37452753" text:continue-numbering="true" text:style-name="L1">
        <text:list-item>
          <text:p text:style-name="P26">Vincoli ambientali</text:p>
          <text:p text:style-name="P3">Connessione <text:span text:style-name="T34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24:02.66</meta:creation-date>
    <dc:date>2012-12-13T17:32:26.42</dc:date>
    <meta:editing-duration>P0D</meta:editing-duration>
    <meta:editing-cycles>1</meta:editing-cycles>
    <meta:document-statistic meta:table-count="0" meta:image-count="0" meta:object-count="0" meta:page-count="2" meta:paragraph-count="58" meta:word-count="198" meta:character-count="1405" meta:non-whitespace-character-count="1249"/>
    <meta:generator>LibreOffice/3.6$Windows_x86 LibreOffice_project/da8c1e6-fd468f4-454e206-f42a4a9-143cfd</meta:generator>
  </office:meta>
</office:document-meta>
</file>